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0.16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3.21pt"/>
    </style:style>
    <style:style style:name="co8" style:family="table-column">
      <style:table-column-properties fo:break-before="auto" style:column-width="78.55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73.84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Arial1" fo:font-size="11pt" style:font-size-asian="11pt" style:font-size-complex="11pt"/>
    </style:style>
    <style:style style:name="ce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number-columns-repeated="15" table:default-cell-style-name="ce4"/>
        <table:table-column table:style-name="co11" table:number-columns-repeated="998" table:default-cell-style-name="ce4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time (ms)</text:p>
          </table:table-cell>
          <table:table-cell table:style-name="ce3" office:value-type="string" calcext:value-type="string">
            <text:p>ctol</text:p>
          </table:table-cell>
          <table:table-cell table:style-name="ce3" office:value-type="string" calcext:value-type="string">
            <text:p>dtol</text:p>
          </table:table-cell>
          <table:table-cell table:style-name="ce3" office:value-type="string" calcext:value-type="string">
            <text:p>mat_opt</text:p>
          </table:table-cell>
          <table:table-cell table:style-name="ce3" office:value-type="string" calcext:value-type="string">
            <text:p>mat_it</text:p>
          </table:table-cell>
          <table:table-cell table:style-name="ce3" office:value-type="string" calcext:value-type="string">
            <text:p>mat_time (ms)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.077" calcext:value-type="float">
            <text:p>4.07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51.652" calcext:value-type="float">
            <text:p>2051.65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32.316" calcext:value-type="float">
            <text:p>2032.3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45.235" calcext:value-type="float">
            <text:p>2445.23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.007" calcext:value-type="float">
            <text:p>4.00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91.335" calcext:value-type="float">
            <text:p>2291.335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22.518" calcext:value-type="float">
            <text:p>2122.51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94.726" calcext:value-type="float">
            <text:p>2094.72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.689" calcext:value-type="float">
            <text:p>3.68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03.816" calcext:value-type="float">
            <text:p>2403.8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85.36" calcext:value-type="float">
            <text:p>2085.36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00.478" calcext:value-type="float">
            <text:p>2100.47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.668" calcext:value-type="float">
            <text:p>3.66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351.952" calcext:value-type="float">
            <text:p>2351.95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29.83" calcext:value-type="float">
            <text:p>2129.8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71.699" calcext:value-type="float">
            <text:p>2171.699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724.194005" calcext:value-type="float">
            <text:p>7724.194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992467" calcext:value-type="float">
            <text:p>83.992467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.721" calcext:value-type="float">
            <text:p>16.721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7063" calcext:value-type="float">
            <text:p>7063</text:p>
          </table:table-cell>
          <table:table-cell table:style-name="ce3" office:value-type="float" office:value="4643.785" calcext:value-type="float">
            <text:p>4643.78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312.177" calcext:value-type="float">
            <text:p>6312.17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23.219" calcext:value-type="float">
            <text:p>5823.21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.359" calcext:value-type="float">
            <text:p>13.35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7063" calcext:value-type="float">
            <text:p>7063</text:p>
          </table:table-cell>
          <table:table-cell table:style-name="ce3" office:value-type="float" office:value="3762.675" calcext:value-type="float">
            <text:p>3762.675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642.126" calcext:value-type="float">
            <text:p>5642.12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363.247" calcext:value-type="float">
            <text:p>5363.24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.126" calcext:value-type="float">
            <text:p>14.12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7063" calcext:value-type="float">
            <text:p>7063</text:p>
          </table:table-cell>
          <table:table-cell table:style-name="ce3" office:value-type="float" office:value="3909.703" calcext:value-type="float">
            <text:p>3909.70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540.398" calcext:value-type="float">
            <text:p>7540.39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33.447" calcext:value-type="float">
            <text:p>5833.44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.742" calcext:value-type="float">
            <text:p>14.74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7063" calcext:value-type="float">
            <text:p>7063</text:p>
          </table:table-cell>
          <table:table-cell table:style-name="ce3" office:value-type="float" office:value="4694.347" calcext:value-type="float">
            <text:p>4694.34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30.978" calcext:value-type="float">
            <text:p>5530.97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13.078366" calcext:value-type="float">
            <text:p>7713.0783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19.648" calcext:value-type="float">
            <text:p>5519.648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713.078367" calcext:value-type="float">
            <text:p>7713.078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.061618" calcext:value-type="float">
            <text:p>127.06161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.972" calcext:value-type="float">
            <text:p>2.972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88.433" calcext:value-type="float">
            <text:p>788.43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80.699" calcext:value-type="float">
            <text:p>780.69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62.321" calcext:value-type="float">
            <text:p>762.32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.1" calcext:value-type="float">
            <text:p>3.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49.041" calcext:value-type="float">
            <text:p>749.041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4.992" calcext:value-type="float">
            <text:p>844.99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00.252" calcext:value-type="float">
            <text:p>900.25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.132" calcext:value-type="float">
            <text:p>3.13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8.957" calcext:value-type="float">
            <text:p>838.95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3.285" calcext:value-type="float">
            <text:p>843.285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5.873" calcext:value-type="float">
            <text:p>845.87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.803" calcext:value-type="float">
            <text:p>2.80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28.97" calcext:value-type="float">
            <text:p>828.9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3.39" calcext:value-type="float">
            <text:p>833.3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2.84" calcext:value-type="float">
            <text:p>832.84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695.297751" calcext:value-type="float">
            <text:p>7695.297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35479" calcext:value-type="float">
            <text:p>46.235479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007" calcext:value-type="float">
            <text:p>2.00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55.805" calcext:value-type="float">
            <text:p>2155.80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89.813" calcext:value-type="float">
            <text:p>2189.81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76.222" calcext:value-type="float">
            <text:p>2176.22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954" calcext:value-type="float">
            <text:p>1.95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75.102" calcext:value-type="float">
            <text:p>2175.10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37.78" calcext:value-type="float">
            <text:p>2237.7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03.543" calcext:value-type="float">
            <text:p>2203.54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22" calcext:value-type="float">
            <text:p>1.52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02.407" calcext:value-type="float">
            <text:p>2202.40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29.281" calcext:value-type="float">
            <text:p>2229.281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82.332" calcext:value-type="float">
            <text:p>2182.33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421" calcext:value-type="float">
            <text:p>1.42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28.947" calcext:value-type="float">
            <text:p>2228.94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54.26" calcext:value-type="float">
            <text:p>2154.2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41.348" calcext:value-type="float">
            <text:p>2141.348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85061.309671" calcext:value-type="float">
            <text:p>85061.309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.526081" calcext:value-type="float">
            <text:p>544.526081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.274" calcext:value-type="float">
            <text:p>19.274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20.503" calcext:value-type="float">
            <text:p>5520.50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54.66" calcext:value-type="float">
            <text:p>5554.6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75.23" calcext:value-type="float">
            <text:p>5575.2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.711" calcext:value-type="float">
            <text:p>15.71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04.034" calcext:value-type="float">
            <text:p>5904.034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63.894" calcext:value-type="float">
            <text:p>5563.89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96.309" calcext:value-type="float">
            <text:p>5596.30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.887" calcext:value-type="float">
            <text:p>15.88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762.275" calcext:value-type="float">
            <text:p>5762.27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467.119" calcext:value-type="float">
            <text:p>5467.119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477.324" calcext:value-type="float">
            <text:p>5477.32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.449" calcext:value-type="float">
            <text:p>15.44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19.411" calcext:value-type="float">
            <text:p>5519.41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462.644" calcext:value-type="float">
            <text:p>5462.644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4853.888481" calcext:value-type="float">
            <text:p>84853.88848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693.666" calcext:value-type="float">
            <text:p>5693.666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84853.888482" calcext:value-type="float">
            <text:p>84853.888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80468" calcext:value-type="float">
            <text:p>83.78046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.957" calcext:value-type="float">
            <text:p>4.95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4.326" calcext:value-type="float">
            <text:p>834.32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2.415" calcext:value-type="float">
            <text:p>842.41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7.256" calcext:value-type="float">
            <text:p>847.25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.717" calcext:value-type="float">
            <text:p>4.71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52.982" calcext:value-type="float">
            <text:p>852.98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59.878" calcext:value-type="float">
            <text:p>859.87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23.93" calcext:value-type="float">
            <text:p>823.9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.956" calcext:value-type="float">
            <text:p>4.95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04.784" calcext:value-type="float">
            <text:p>904.78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97.478" calcext:value-type="float">
            <text:p>897.47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6.675" calcext:value-type="float">
            <text:p>836.67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.103" calcext:value-type="float">
            <text:p>4.10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6.471" calcext:value-type="float">
            <text:p>836.47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50.806" calcext:value-type="float">
            <text:p>850.8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51.675" calcext:value-type="float">
            <text:p>951.675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84973.395597" calcext:value-type="float">
            <text:p>84973.395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66365" calcext:value-type="float">
            <text:p>34.466365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726" calcext:value-type="float">
            <text:p>0.72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47" calcext:value-type="float">
            <text:p>0.44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7" calcext:value-type="float">
            <text:p>0.6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71" calcext:value-type="float">
            <text:p>0.67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33" calcext:value-type="float">
            <text:p>0.43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725" calcext:value-type="float">
            <text:p>0.72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85" calcext:value-type="float">
            <text:p>0.68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43" calcext:value-type="float">
            <text:p>0.44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61" calcext:value-type="float">
            <text:p>0.46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111" calcext:value-type="float">
            <text:p>1.111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79" calcext:value-type="float">
            <text:p>0.67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44" calcext:value-type="float">
            <text:p>0.444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86" calcext:value-type="float">
            <text:p>0.48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709" calcext:value-type="float">
            <text:p>0.70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49790.488633" calcext:value-type="float">
            <text:p>249790.488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249545.942787" calcext:value-type="float">
            <text:p>249545.942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.45256" calcext:value-type="float">
            <text:p>41.45256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876" calcext:value-type="float">
            <text:p>1.87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369" calcext:value-type="float">
            <text:p>1.36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403" calcext:value-type="float">
            <text:p>1.40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117" calcext:value-type="float">
            <text:p>1.11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92" calcext:value-type="float">
            <text:p>1.59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5" calcext:value-type="float">
            <text:p>1.085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57" calcext:value-type="float">
            <text:p>1.05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09" calcext:value-type="float">
            <text:p>1.00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9" calcext:value-type="float">
            <text:p>0.9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13" calcext:value-type="float">
            <text:p>1.1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76" calcext:value-type="float">
            <text:p>1.07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331" calcext:value-type="float">
            <text:p>1.33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62" calcext:value-type="float">
            <text:p>1.06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3" calcext:value-type="float">
            <text:p>1.08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38" calcext:value-type="float">
            <text:p>1.038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249116.330863" calcext:value-type="float">
            <text:p>249116.330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8458" calcext:value-type="float">
            <text:p>7.8458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46" calcext:value-type="float">
            <text:p>0.54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81" calcext:value-type="float">
            <text:p>0.48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95" calcext:value-type="float">
            <text:p>0.59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5" calcext:value-type="float">
            <text:p>0.6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65" calcext:value-type="float">
            <text:p>0.56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733" calcext:value-type="float">
            <text:p>0.733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74" calcext:value-type="float">
            <text:p>0.47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45" calcext:value-type="float">
            <text:p>0.54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09" calcext:value-type="float">
            <text:p>0.40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93" calcext:value-type="float">
            <text:p>0.59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51" calcext:value-type="float">
            <text:p>0.451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54" calcext:value-type="float">
            <text:p>0.65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77" calcext:value-type="float">
            <text:p>0.57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01" calcext:value-type="float">
            <text:p>0.40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" calcext:value-type="float">
            <text:p>0.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12" calcext:value-type="float">
            <text:p>0.612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249552.770138" calcext:value-type="float">
            <text:p>249552.770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12813" calcext:value-type="float">
            <text:p>14.71281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.545" calcext:value-type="float">
            <text:p>22.545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31.107" calcext:value-type="float">
            <text:p>8331.1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255.929" calcext:value-type="float">
            <text:p>8255.92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545.945" calcext:value-type="float">
            <text:p>8545.94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.151" calcext:value-type="float">
            <text:p>27.15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523.717" calcext:value-type="float">
            <text:p>8523.717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37.17" calcext:value-type="float">
            <text:p>8437.1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41.222" calcext:value-type="float">
            <text:p>8441.22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.55" calcext:value-type="float">
            <text:p>22.5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74.229" calcext:value-type="float">
            <text:p>8474.22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87.359" calcext:value-type="float">
            <text:p>8487.359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501.453" calcext:value-type="float">
            <text:p>8501.45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.407" calcext:value-type="float">
            <text:p>22.40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47.807" calcext:value-type="float">
            <text:p>8447.80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80.041" calcext:value-type="float">
            <text:p>8380.04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0580.045305" calcext:value-type="float">
            <text:p>70580.04530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377.426" calcext:value-type="float">
            <text:p>9377.426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0580.045307" calcext:value-type="float">
            <text:p>70580.045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.328924" calcext:value-type="float">
            <text:p>496.328924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.296" calcext:value-type="float">
            <text:p>40.29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6981.661" calcext:value-type="float">
            <text:p>36981.66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8650.714" calcext:value-type="float">
            <text:p>28650.714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7448.888" calcext:value-type="float">
            <text:p>27448.88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.241" calcext:value-type="float">
            <text:p>40.24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6821.44" calcext:value-type="float">
            <text:p>26821.44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6802.063" calcext:value-type="float">
            <text:p>26802.06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617.394" calcext:value-type="float">
            <text:p>29617.39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.491" calcext:value-type="float">
            <text:p>38.49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691.202" calcext:value-type="float">
            <text:p>25691.20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076.819" calcext:value-type="float">
            <text:p>25076.819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946.221" calcext:value-type="float">
            <text:p>24946.22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.215" calcext:value-type="float">
            <text:p>48.215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262.794" calcext:value-type="float">
            <text:p>29262.794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304.276" calcext:value-type="float">
            <text:p>29304.27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0564.117646" calcext:value-type="float">
            <text:p>70564.11764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6825.798" calcext:value-type="float">
            <text:p>26825.798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0564.117647" calcext:value-type="float">
            <text:p>70564.117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.848159" calcext:value-type="float">
            <text:p>561.8481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.964" calcext:value-type="float">
            <text:p>16.964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939.726" calcext:value-type="float">
            <text:p>7939.72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240.412" calcext:value-type="float">
            <text:p>6240.4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047.963" calcext:value-type="float">
            <text:p>6047.96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.728" calcext:value-type="float">
            <text:p>14.72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208.106" calcext:value-type="float">
            <text:p>7208.106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11.315" calcext:value-type="float">
            <text:p>6911.31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939.989" calcext:value-type="float">
            <text:p>7939.98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.664" calcext:value-type="float">
            <text:p>12.66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538.8" calcext:value-type="float">
            <text:p>7538.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53.863" calcext:value-type="float">
            <text:p>5853.863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788.677" calcext:value-type="float">
            <text:p>5788.67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.691" calcext:value-type="float">
            <text:p>11.69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53.615" calcext:value-type="float">
            <text:p>5853.615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80.5" calcext:value-type="float">
            <text:p>5880.5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08.528" calcext:value-type="float">
            <text:p>5808.528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0538.550171" calcext:value-type="float">
            <text:p>70538.550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.75239" calcext:value-type="float">
            <text:p>258.7523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4.56" calcext:value-type="float">
            <text:p>54.5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1502" calcext:value-type="float">
            <text:p>1502</text:p>
          </table:table-cell>
          <table:table-cell table:style-name="ce3" office:value-type="float" office:value="1259.007" calcext:value-type="float">
            <text:p>1259.0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40.69" calcext:value-type="float">
            <text:p>8340.6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88.777" calcext:value-type="float">
            <text:p>8388.77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4.987" calcext:value-type="float">
            <text:p>54.98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1502" calcext:value-type="float">
            <text:p>1502</text:p>
          </table:table-cell>
          <table:table-cell table:style-name="ce3" office:value-type="float" office:value="1262.223" calcext:value-type="float">
            <text:p>1262.223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025.585" calcext:value-type="float">
            <text:p>9025.58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906.273" calcext:value-type="float">
            <text:p>8906.27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3.756" calcext:value-type="float">
            <text:p>53.75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1502" calcext:value-type="float">
            <text:p>1502</text:p>
          </table:table-cell>
          <table:table-cell table:style-name="ce3" office:value-type="float" office:value="1241.644" calcext:value-type="float">
            <text:p>1241.64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99.462" calcext:value-type="float">
            <text:p>8399.462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19.4" calcext:value-type="float">
            <text:p>8419.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2.378" calcext:value-type="float">
            <text:p>52.37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1502" calcext:value-type="float">
            <text:p>1502</text:p>
          </table:table-cell>
          <table:table-cell table:style-name="ce3" office:value-type="float" office:value="1254.473" calcext:value-type="float">
            <text:p>1254.47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45.867" calcext:value-type="float">
            <text:p>8345.86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7262.473215" calcext:value-type="float">
            <text:p>347262.47321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663.079" calcext:value-type="float">
            <text:p>8663.079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347262.473219" calcext:value-type="float">
            <text:p>347262.473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.455863" calcext:value-type="float">
            <text:p>314.45586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0.458" calcext:value-type="float">
            <text:p>190.458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191.603" calcext:value-type="float">
            <text:p>25191.60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103.051" calcext:value-type="float">
            <text:p>25103.05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505.03" calcext:value-type="float">
            <text:p>24505.0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2.326" calcext:value-type="float">
            <text:p>192.32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749.072" calcext:value-type="float">
            <text:p>24749.07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477.096" calcext:value-type="float">
            <text:p>24477.09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721.939" calcext:value-type="float">
            <text:p>24721.93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4.613" calcext:value-type="float">
            <text:p>194.61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226.107" calcext:value-type="float">
            <text:p>25226.10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871.078" calcext:value-type="float">
            <text:p>24871.07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011.032" calcext:value-type="float">
            <text:p>25011.03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88.749" calcext:value-type="float">
            <text:p>188.74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579.436" calcext:value-type="float">
            <text:p>25579.43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077.358" calcext:value-type="float">
            <text:p>25077.35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46863.515641" calcext:value-type="float">
            <text:p>346863.51564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725.012" calcext:value-type="float">
            <text:p>24725.012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346863.515647" calcext:value-type="float">
            <text:p>346863.5156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.653859" calcext:value-type="float">
            <text:p>403.65385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1.424" calcext:value-type="float">
            <text:p>101.424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11.009" calcext:value-type="float">
            <text:p>5911.00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81.757" calcext:value-type="float">
            <text:p>5981.75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98.982" calcext:value-type="float">
            <text:p>5998.98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9.942" calcext:value-type="float">
            <text:p>99.94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05.2" calcext:value-type="float">
            <text:p>5905.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42.533" calcext:value-type="float">
            <text:p>5942.53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33.918" calcext:value-type="float">
            <text:p>5933.91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9.913" calcext:value-type="float">
            <text:p>99.91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28.27" calcext:value-type="float">
            <text:p>5928.2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98.868" calcext:value-type="float">
            <text:p>5998.86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79.122" calcext:value-type="float">
            <text:p>5979.12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8.759" calcext:value-type="float">
            <text:p>98.75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07.447" calcext:value-type="float">
            <text:p>5907.44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41.701" calcext:value-type="float">
            <text:p>5941.70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47184.868935" calcext:value-type="float">
            <text:p>347184.86893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005.039" calcext:value-type="float">
            <text:p>6005.039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347184.868937" calcext:value-type="float">
            <text:p>347184.868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437405" calcext:value-type="float">
            <text:p>136.437405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.119" calcext:value-type="float">
            <text:p>15.119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59.944" calcext:value-type="float">
            <text:p>8459.944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652.396" calcext:value-type="float">
            <text:p>8652.39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51.724" calcext:value-type="float">
            <text:p>8451.724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.273" calcext:value-type="float">
            <text:p>12.27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247.572" calcext:value-type="float">
            <text:p>9247.57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498.938" calcext:value-type="float">
            <text:p>9498.93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605.055" calcext:value-type="float">
            <text:p>8605.05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.049" calcext:value-type="float">
            <text:p>12.04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025.47" calcext:value-type="float">
            <text:p>9025.4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34.928" calcext:value-type="float">
            <text:p>8434.92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409.832" calcext:value-type="float">
            <text:p>8409.83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.544" calcext:value-type="float">
            <text:p>11.544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383.485" calcext:value-type="float">
            <text:p>8383.485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772.028" calcext:value-type="float">
            <text:p>8772.02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68266.75743" calcext:value-type="float">
            <text:p>768266.7574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9806.707" calcext:value-type="float">
            <text:p>9806.707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68266.757434" calcext:value-type="float">
            <text:p>768266.757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.545323" calcext:value-type="float">
            <text:p>47.545323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5.916" calcext:value-type="float">
            <text:p>115.91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3717.742" calcext:value-type="float">
            <text:p>33717.74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0282.157" calcext:value-type="float">
            <text:p>30282.15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8886.21" calcext:value-type="float">
            <text:p>28886.2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1.369" calcext:value-type="float">
            <text:p>121.36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940.662" calcext:value-type="float">
            <text:p>25940.66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383.591" calcext:value-type="float">
            <text:p>25383.59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373.831" calcext:value-type="float">
            <text:p>25373.83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9.952" calcext:value-type="float">
            <text:p>119.95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024.294" calcext:value-type="float">
            <text:p>25024.29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191.867" calcext:value-type="float">
            <text:p>25191.867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054.963" calcext:value-type="float">
            <text:p>25054.96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9.387" calcext:value-type="float">
            <text:p>119.38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887.041" calcext:value-type="float">
            <text:p>24887.04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107.746" calcext:value-type="float">
            <text:p>25107.74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68954.545538" calcext:value-type="float">
            <text:p>768954.5455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615.521" calcext:value-type="float">
            <text:p>25615.521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68954.545539" calcext:value-type="float">
            <text:p>768954.545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.102602" calcext:value-type="float">
            <text:p>75.102602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4.904" calcext:value-type="float">
            <text:p>34.904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433.245" calcext:value-type="float">
            <text:p>6433.24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259.448" calcext:value-type="float">
            <text:p>6259.44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054.242" calcext:value-type="float">
            <text:p>6054.24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.781" calcext:value-type="float">
            <text:p>32.78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155.248" calcext:value-type="float">
            <text:p>6155.248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118.065" calcext:value-type="float">
            <text:p>6118.06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101.712" calcext:value-type="float">
            <text:p>6101.7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.361" calcext:value-type="float">
            <text:p>33.36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149.904" calcext:value-type="float">
            <text:p>6149.90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063.783" calcext:value-type="float">
            <text:p>6063.783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105.533" calcext:value-type="float">
            <text:p>6105.53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.272" calcext:value-type="float">
            <text:p>33.27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089.197" calcext:value-type="float">
            <text:p>6089.19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086.289" calcext:value-type="float">
            <text:p>6086.28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68163.400255" calcext:value-type="float">
            <text:p>768163.40025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265.103" calcext:value-type="float">
            <text:p>6265.103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68163.400263" calcext:value-type="float">
            <text:p>768163.400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.36708" calcext:value-type="float">
            <text:p>50.3670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9.418" calcext:value-type="float">
            <text:p>89.418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008.525" calcext:value-type="float">
            <text:p>21008.52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791.648" calcext:value-type="float">
            <text:p>21791.64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640.359" calcext:value-type="float">
            <text:p>29640.35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8.618" calcext:value-type="float">
            <text:p>78.61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974.139" calcext:value-type="float">
            <text:p>21974.139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505.91" calcext:value-type="float">
            <text:p>20505.9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722.527" calcext:value-type="float">
            <text:p>22722.52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.258" calcext:value-type="float">
            <text:p>82.25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156.188" calcext:value-type="float">
            <text:p>22156.18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302.008" calcext:value-type="float">
            <text:p>22302.00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3467.268" calcext:value-type="float">
            <text:p>23467.26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.832" calcext:value-type="float">
            <text:p>82.83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698.596" calcext:value-type="float">
            <text:p>25698.59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6764.009" calcext:value-type="float">
            <text:p>26764.00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14099.906573" calcext:value-type="float">
            <text:p>414099.90657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575.616" calcext:value-type="float">
            <text:p>25575.616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414099.906575" calcext:value-type="float">
            <text:p>414099.906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.386894" calcext:value-type="float">
            <text:p>1299.38689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372.558" calcext:value-type="float">
            <text:p>1372.558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3195.297" calcext:value-type="float">
            <text:p>73195.29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1193.423" calcext:value-type="float">
            <text:p>71193.42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2132.101" calcext:value-type="float">
            <text:p>72132.10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61.278" calcext:value-type="float">
            <text:p>1261.27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0065.112" calcext:value-type="float">
            <text:p>70065.11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5399.058" calcext:value-type="float">
            <text:p>75399.05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3697.366" calcext:value-type="float">
            <text:p>73697.36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192.899" calcext:value-type="float">
            <text:p>1192.89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3173.551" calcext:value-type="float">
            <text:p>73173.55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4919.6" calcext:value-type="float">
            <text:p>74919.6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9687.678" calcext:value-type="float">
            <text:p>79687.67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156.792" calcext:value-type="float">
            <text:p>1156.79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0886.445" calcext:value-type="float">
            <text:p>70886.445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6292.486" calcext:value-type="float">
            <text:p>66292.48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13921.296678" calcext:value-type="float">
            <text:p>413921.29667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6415.28" calcext:value-type="float">
            <text:p>66415.28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413921.296679" calcext:value-type="float">
            <text:p>413921.296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6.269488" calcext:value-type="float">
            <text:p>1606.269488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07.187" calcext:value-type="float">
            <text:p>607.18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551.719" calcext:value-type="float">
            <text:p>19551.71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557.936" calcext:value-type="float">
            <text:p>19557.93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371.07" calcext:value-type="float">
            <text:p>19371.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98.429" calcext:value-type="float">
            <text:p>598.42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601.412" calcext:value-type="float">
            <text:p>19601.412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872.905" calcext:value-type="float">
            <text:p>19872.90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636.988" calcext:value-type="float">
            <text:p>19636.98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71.908" calcext:value-type="float">
            <text:p>571.9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467.535" calcext:value-type="float">
            <text:p>19467.53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710.903" calcext:value-type="float">
            <text:p>19710.903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486.407" calcext:value-type="float">
            <text:p>19486.40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34.906" calcext:value-type="float">
            <text:p>634.9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637.787" calcext:value-type="float">
            <text:p>19637.78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440.749" calcext:value-type="float">
            <text:p>19440.74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3642.028224" calcext:value-type="float">
            <text:p>413642.02822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562.817" calcext:value-type="float">
            <text:p>19562.817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413642.028225" calcext:value-type="float">
            <text:p>413642.028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.469674" calcext:value-type="float">
            <text:p>416.46967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3.177" calcext:value-type="float">
            <text:p>113.17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077.037" calcext:value-type="float">
            <text:p>20077.03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870.241" calcext:value-type="float">
            <text:p>19870.24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936.078" calcext:value-type="float">
            <text:p>19936.07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8.864" calcext:value-type="float">
            <text:p>108.86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870.793" calcext:value-type="float">
            <text:p>19870.793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065.514" calcext:value-type="float">
            <text:p>20065.51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243.841" calcext:value-type="float">
            <text:p>20243.84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4.318" calcext:value-type="float">
            <text:p>114.31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900.48" calcext:value-type="float">
            <text:p>19900.4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138.471" calcext:value-type="float">
            <text:p>20138.471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906.41" calcext:value-type="float">
            <text:p>19906.4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9.385" calcext:value-type="float">
            <text:p>109.385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181.079" calcext:value-type="float">
            <text:p>20181.07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772.628" calcext:value-type="float">
            <text:p>21772.62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772152.349164" calcext:value-type="float">
            <text:p>772152.34916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790.409" calcext:value-type="float">
            <text:p>19790.409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72152.349168" calcext:value-type="float">
            <text:p>772152.349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4.905115" calcext:value-type="float">
            <text:p>914.905115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130.167" calcext:value-type="float">
            <text:p>1130.16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215.376" calcext:value-type="float">
            <text:p>69215.37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5698.1" calcext:value-type="float">
            <text:p>75698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0023.928" calcext:value-type="float">
            <text:p>70023.92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152.947" calcext:value-type="float">
            <text:p>1152.94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7896.959" calcext:value-type="float">
            <text:p>67896.959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7991.281" calcext:value-type="float">
            <text:p>67991.28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7666.465" calcext:value-type="float">
            <text:p>67666.46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131.706" calcext:value-type="float">
            <text:p>1131.7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7395.503" calcext:value-type="float">
            <text:p>67395.50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7628.66" calcext:value-type="float">
            <text:p>67628.66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430.59" calcext:value-type="float">
            <text:p>69430.5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136.448" calcext:value-type="float">
            <text:p>1136.44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7838.281" calcext:value-type="float">
            <text:p>67838.28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8498.883" calcext:value-type="float">
            <text:p>68498.88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72129.424933" calcext:value-type="float">
            <text:p>772129.42493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2879.51" calcext:value-type="float">
            <text:p>72879.51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72129.424935" calcext:value-type="float">
            <text:p>772129.424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.477599" calcext:value-type="float">
            <text:p>1112.477599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75.074" calcext:value-type="float">
            <text:p>175.074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692.327" calcext:value-type="float">
            <text:p>19692.32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155.945" calcext:value-type="float">
            <text:p>20155.94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577.801" calcext:value-type="float">
            <text:p>20577.80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7.552" calcext:value-type="float">
            <text:p>167.55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894.153" calcext:value-type="float">
            <text:p>20894.153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784.55" calcext:value-type="float">
            <text:p>20784.5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347.028" calcext:value-type="float">
            <text:p>20347.02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58.025" calcext:value-type="float">
            <text:p>158.02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782.843" calcext:value-type="float">
            <text:p>20782.84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288.206" calcext:value-type="float">
            <text:p>20288.206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108.662" calcext:value-type="float">
            <text:p>20108.66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7.841" calcext:value-type="float">
            <text:p>167.84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765.863" calcext:value-type="float">
            <text:p>20765.86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9487.293" calcext:value-type="float">
            <text:p>19487.29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771673.448175" calcext:value-type="float">
            <text:p>771673.44817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629.096" calcext:value-type="float">
            <text:p>20629.096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771673.448177" calcext:value-type="float">
            <text:p>771673.448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.169214" calcext:value-type="float">
            <text:p>344.169214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68.339" calcext:value-type="float">
            <text:p>268.339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601.762" calcext:value-type="float">
            <text:p>20601.76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682.538" calcext:value-type="float">
            <text:p>20682.53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711.365" calcext:value-type="float">
            <text:p>20711.36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63.835" calcext:value-type="float">
            <text:p>263.83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648.656" calcext:value-type="float">
            <text:p>20648.656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540.194" calcext:value-type="float">
            <text:p>20540.19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656.424" calcext:value-type="float">
            <text:p>20656.42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70.267" calcext:value-type="float">
            <text:p>270.26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569.502" calcext:value-type="float">
            <text:p>20569.50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392.515" calcext:value-type="float">
            <text:p>20392.515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037.121" calcext:value-type="float">
            <text:p>21037.12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63.622" calcext:value-type="float">
            <text:p>263.62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745.967" calcext:value-type="float">
            <text:p>20745.96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643.183" calcext:value-type="float">
            <text:p>20643.18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947425.567887" calcext:value-type="float">
            <text:p>1947425.5678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552.422" calcext:value-type="float">
            <text:p>20552.422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1947425.567891" calcext:value-type="float">
            <text:p>1947425.567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.484592" calcext:value-type="float">
            <text:p>54.48459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.007" calcext:value-type="float">
            <text:p>101.00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464.033" calcext:value-type="float">
            <text:p>69464.03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780.223" calcext:value-type="float">
            <text:p>69780.22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0172.304" calcext:value-type="float">
            <text:p>70172.304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.531" calcext:value-type="float">
            <text:p>99.53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154.319" calcext:value-type="float">
            <text:p>69154.319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323.923" calcext:value-type="float">
            <text:p>69323.92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0440.786" calcext:value-type="float">
            <text:p>70440.78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.388" calcext:value-type="float">
            <text:p>101.38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129.975" calcext:value-type="float">
            <text:p>69129.97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053.904" calcext:value-type="float">
            <text:p>69053.904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134.472" calcext:value-type="float">
            <text:p>69134.47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2.53" calcext:value-type="float">
            <text:p>102.5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524.902" calcext:value-type="float">
            <text:p>69524.90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9130.663" calcext:value-type="float">
            <text:p>69130.66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48188.73266" calcext:value-type="float">
            <text:p>1948188.73266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5124.785" calcext:value-type="float">
            <text:p>75124.785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1948188.732664" calcext:value-type="float">
            <text:p>1948188.732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.988412" calcext:value-type="float">
            <text:p>103.988412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.79" calcext:value-type="float">
            <text:p>24.79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511.234" calcext:value-type="float">
            <text:p>21511.234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913.983" calcext:value-type="float">
            <text:p>20913.98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942.701" calcext:value-type="float">
            <text:p>20942.70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.282" calcext:value-type="float">
            <text:p>25.28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058.869" calcext:value-type="float">
            <text:p>21058.869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583.215" calcext:value-type="float">
            <text:p>21583.21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730.351" calcext:value-type="float">
            <text:p>20730.35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.081" calcext:value-type="float">
            <text:p>24.08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831.675" calcext:value-type="float">
            <text:p>21831.67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2059.768" calcext:value-type="float">
            <text:p>22059.76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058.961" calcext:value-type="float">
            <text:p>21058.96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.32" calcext:value-type="float">
            <text:p>26.3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956.343" calcext:value-type="float">
            <text:p>20956.34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600.47" calcext:value-type="float">
            <text:p>20600.4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950675.788447" calcext:value-type="float">
            <text:p>1950675.78844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1634.695" calcext:value-type="float">
            <text:p>21634.695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1950675.78845" calcext:value-type="float">
            <text:p>1950675.78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.852501" calcext:value-type="float">
            <text:p>96.85250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30.506" calcext:value-type="float">
            <text:p>630.50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6405.686" calcext:value-type="float">
            <text:p>56405.68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0672.772" calcext:value-type="float">
            <text:p>50672.77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3645.123" calcext:value-type="float">
            <text:p>53645.12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12.584" calcext:value-type="float">
            <text:p>612.58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9726.704" calcext:value-type="float">
            <text:p>49726.704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1384.154" calcext:value-type="float">
            <text:p>51384.15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2575.882" calcext:value-type="float">
            <text:p>52575.88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28.004" calcext:value-type="float">
            <text:p>628.00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6938.998" calcext:value-type="float">
            <text:p>46938.99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8006.598" calcext:value-type="float">
            <text:p>48006.59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6956.439" calcext:value-type="float">
            <text:p>46956.43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27.519" calcext:value-type="float">
            <text:p>527.51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7001.861" calcext:value-type="float">
            <text:p>47001.86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164.816" calcext:value-type="float">
            <text:p>55164.81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5432.209809" calcext:value-type="float">
            <text:p>65432.20980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3840.49" calcext:value-type="float">
            <text:p>43840.49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65432.20981" calcext:value-type="float">
            <text:p>65432.20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6.102942" calcext:value-type="float">
            <text:p>3256.10294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01.161" calcext:value-type="float">
            <text:p>701.161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7063.283" calcext:value-type="float">
            <text:p>147063.283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4156.855" calcext:value-type="float">
            <text:p>134156.85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0128.507" calcext:value-type="float">
            <text:p>150128.5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26.579" calcext:value-type="float">
            <text:p>826.57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68301.246" calcext:value-type="float">
            <text:p>168301.246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8020.832" calcext:value-type="float">
            <text:p>158020.83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6177.777" calcext:value-type="float">
            <text:p>136177.77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26.151" calcext:value-type="float">
            <text:p>726.151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1133.035" calcext:value-type="float">
            <text:p>141133.03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70808.533" calcext:value-type="float">
            <text:p>170808.533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8316.605" calcext:value-type="float">
            <text:p>158316.60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42.657" calcext:value-type="float">
            <text:p>842.65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9147.796" calcext:value-type="float">
            <text:p>149147.79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6573.841" calcext:value-type="float">
            <text:p>136573.84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5478.926387" calcext:value-type="float">
            <text:p>65478.92638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6835.557" calcext:value-type="float">
            <text:p>136835.557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65478.926391" calcext:value-type="float">
            <text:p>65478.926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8.651203" calcext:value-type="float">
            <text:p>3718.65120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0.517" calcext:value-type="float">
            <text:p>830.517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7784.565" calcext:value-type="float">
            <text:p>37784.56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7554.712" calcext:value-type="float">
            <text:p>37554.7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1656.545" calcext:value-type="float">
            <text:p>31656.54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63.254" calcext:value-type="float">
            <text:p>763.25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3493.441" calcext:value-type="float">
            <text:p>33493.441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1914.063" calcext:value-type="float">
            <text:p>41914.06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2650.361" calcext:value-type="float">
            <text:p>42650.361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64.675" calcext:value-type="float">
            <text:p>764.67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6352.473" calcext:value-type="float">
            <text:p>36352.47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908.139" calcext:value-type="float">
            <text:p>29908.139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3350.315" calcext:value-type="float">
            <text:p>33350.31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22.284" calcext:value-type="float">
            <text:p>822.284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1854.985" calcext:value-type="float">
            <text:p>31854.985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4350.104" calcext:value-type="float">
            <text:p>34350.104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5401.343008" calcext:value-type="float">
            <text:p>65401.34300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1141.981" calcext:value-type="float">
            <text:p>31141.981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65401.343009" calcext:value-type="float">
            <text:p>65401.343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.542256" calcext:value-type="float">
            <text:p>833.54225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62.28" calcext:value-type="float">
            <text:p>362.28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3561.641" calcext:value-type="float">
            <text:p>43561.64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3687.59" calcext:value-type="float">
            <text:p>43687.5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3188.194" calcext:value-type="float">
            <text:p>43188.194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94.314" calcext:value-type="float">
            <text:p>394.31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1564.456" calcext:value-type="float">
            <text:p>51564.456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5830.477" calcext:value-type="float">
            <text:p>45830.47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1360.459" calcext:value-type="float">
            <text:p>51360.45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61.397" calcext:value-type="float">
            <text:p>361.39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4170.187" calcext:value-type="float">
            <text:p>44170.18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5579.487" calcext:value-type="float">
            <text:p>45579.487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4267.052" calcext:value-type="float">
            <text:p>44267.05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64.679" calcext:value-type="float">
            <text:p>364.67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9187.699" calcext:value-type="float">
            <text:p>49187.69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5414.298" calcext:value-type="float">
            <text:p>45414.29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397559.543838" calcext:value-type="float">
            <text:p>1397559.54383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4579.813" calcext:value-type="float">
            <text:p>44579.813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1397559.543865" calcext:value-type="float">
            <text:p>1397559.543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4.444153" calcext:value-type="float">
            <text:p>2004.444153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73.764" calcext:value-type="float">
            <text:p>1473.764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1556.51" calcext:value-type="float">
            <text:p>141556.5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5254.547" calcext:value-type="float">
            <text:p>145254.54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3181.188" calcext:value-type="float">
            <text:p>143181.18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77.817" calcext:value-type="float">
            <text:p>1477.81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6346.294" calcext:value-type="float">
            <text:p>136346.294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7683.204" calcext:value-type="float">
            <text:p>137683.204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1013.565" calcext:value-type="float">
            <text:p>131013.56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34.634" calcext:value-type="float">
            <text:p>1334.63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3810.102" calcext:value-type="float">
            <text:p>143810.10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61104.694" calcext:value-type="float">
            <text:p>161104.694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74847.073" calcext:value-type="float">
            <text:p>174847.07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069.641" calcext:value-type="float">
            <text:p>2069.64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8436.097" calcext:value-type="float">
            <text:p>148436.09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68675.009" calcext:value-type="float">
            <text:p>168675.009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397934.340642" calcext:value-type="float">
            <text:p>1397934.34064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5501.166" calcext:value-type="float">
            <text:p>155501.166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1397934.340646" calcext:value-type="float">
            <text:p>1397934.340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2.96652" calcext:value-type="float">
            <text:p>2542.96652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.305" calcext:value-type="float">
            <text:p>60.305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5950.458" calcext:value-type="float">
            <text:p>35950.45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5216.279" calcext:value-type="float">
            <text:p>45216.27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7312.97" calcext:value-type="float">
            <text:p>37312.9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.425" calcext:value-type="float">
            <text:p>61.42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6079.345" calcext:value-type="float">
            <text:p>36079.345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1225.217" calcext:value-type="float">
            <text:p>41225.21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4072.68" calcext:value-type="float">
            <text:p>34072.68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3.415" calcext:value-type="float">
            <text:p>133.415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4514.504" calcext:value-type="float">
            <text:p>44514.50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0582.082" calcext:value-type="float">
            <text:p>40582.082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7758.563" calcext:value-type="float">
            <text:p>37758.563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9.091" calcext:value-type="float">
            <text:p>139.09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3408.486" calcext:value-type="float">
            <text:p>43408.48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5912.621" calcext:value-type="float">
            <text:p>35912.62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398113.579157" calcext:value-type="float">
            <text:p>1398113.57915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8180.191" calcext:value-type="float">
            <text:p>38180.191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1398113.579159" calcext:value-type="float">
            <text:p>1398113.579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.46266" calcext:value-type="float">
            <text:p>617.46266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8.646" calcext:value-type="float">
            <text:p>258.646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8686.185" calcext:value-type="float">
            <text:p>48686.18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9762.887" calcext:value-type="float">
            <text:p>49762.88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1438.804" calcext:value-type="float">
            <text:p>51438.804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5.947" calcext:value-type="float">
            <text:p>275.94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2522.66" calcext:value-type="float">
            <text:p>52522.66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7034.567" calcext:value-type="float">
            <text:p>47034.56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6231.133" calcext:value-type="float">
            <text:p>46231.13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68.07" calcext:value-type="float">
            <text:p>268.0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6684.987" calcext:value-type="float">
            <text:p>46684.98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60684.211" calcext:value-type="float">
            <text:p>60684.211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9253.689" calcext:value-type="float">
            <text:p>59253.689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3.813" calcext:value-type="float">
            <text:p>303.81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5587.011" calcext:value-type="float">
            <text:p>55587.01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9857.874" calcext:value-type="float">
            <text:p>49857.874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950096.001393" calcext:value-type="float">
            <text:p>2950096.0013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4473.194" calcext:value-type="float">
            <text:p>54473.194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2950096.001402" calcext:value-type="float">
            <text:p>2950096.001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.94151" calcext:value-type="float">
            <text:p>266.94151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999.881" calcext:value-type="float">
            <text:p>8999.881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69281.828" calcext:value-type="float">
            <text:p>169281.82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60896.337" calcext:value-type="float">
            <text:p>160896.33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4267.152" calcext:value-type="float">
            <text:p>154267.15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461.69" calcext:value-type="float">
            <text:p>8461.6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2274.268" calcext:value-type="float">
            <text:p>152274.268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6285.739" calcext:value-type="float">
            <text:p>156285.73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7150.815" calcext:value-type="float">
            <text:p>157150.815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706.42" calcext:value-type="float">
            <text:p>8706.42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4768.4" calcext:value-type="float">
            <text:p>144768.4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4628.008" calcext:value-type="float">
            <text:p>134628.008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32879.588" calcext:value-type="float">
            <text:p>132879.58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7247.458" calcext:value-type="float">
            <text:p>7247.45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57855.06" calcext:value-type="float">
            <text:p>157855.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1619.62" calcext:value-type="float">
            <text:p>141619.6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950759.881549" calcext:value-type="float">
            <text:p>2950759.88154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40862.701" calcext:value-type="float">
            <text:p>140862.701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2950759.881554" calcext:value-type="float">
            <text:p>2950759.881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.463169" calcext:value-type="float">
            <text:p>417.463169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19.749" calcext:value-type="float">
            <text:p>719.749</text:p>
          </table:table-cell>
          <table:table-cell table:number-columns-repeated="2" table:style-name="ce5" office:value-type="float" office:value="0.000001" calcext:value-type="float">
            <text:p>1.00E-0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959.842" calcext:value-type="float">
            <text:p>29959.84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033.868" calcext:value-type="float">
            <text:p>29033.86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030.066" calcext:value-type="float">
            <text:p>29030.06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28.707" calcext:value-type="float">
            <text:p>728.70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0109.588" calcext:value-type="float">
            <text:p>30109.588</text:p>
          </table:table-cell>
          <table:table-cell table:number-columns-repeated="2" table:style-name="ce5" office:value-type="float" office:value="0.00000001" calcext:value-type="float">
            <text:p>1.00E-08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0036.433" calcext:value-type="float">
            <text:p>30036.433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8873.237" calcext:value-type="float">
            <text:p>28873.237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96.078" calcext:value-type="float">
            <text:p>696.07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8955.628" calcext:value-type="float">
            <text:p>28955.628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2177.805" calcext:value-type="float">
            <text:p>32177.805</text:p>
          </table:table-cell>
          <table:table-cell table:number-columns-repeated="2" table:style-name="ce5" office:value-type="float" office:value="0.000000000001" calcext:value-type="float">
            <text:p>1.00E-12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1056.697" calcext:value-type="float">
            <text:p>31056.697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66.587" calcext:value-type="float">
            <text:p>766.587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839.081" calcext:value-type="float">
            <text:p>29839.081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3260.993" calcext:value-type="float">
            <text:p>33260.993</text:p>
          </table:table-cell>
          <table:table-cell table:style-name="ce5" office:value-type="float" office:value="1E-016" calcext:value-type="float">
            <text:p>1.00E-16</text:p>
          </table:table-cell>
          <table:table-cell table:style-name="ce5" office:value-type="float" office:value="0.000000000001" calcext:value-type="float">
            <text:p>1.00E-12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952652.708265" calcext:value-type="float">
            <text:p>2952652.7082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6280.86" calcext:value-type="float">
            <text:p>36280.86</text:p>
          </table:table-cell>
          <table:table-cell table:number-columns-repeated="2" table:style-name="ce5" office:value-type="float" office:value="1E-016" calcext:value-type="float">
            <text:p>1.00E-16</text:p>
          </table:table-cell>
          <table:table-cell table:style-name="ce3" office:value-type="float" office:value="2952652.70827" calcext:value-type="float">
            <text:p>2952652.70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.22924" calcext:value-type="float">
            <text:p>243.22924</text:p>
          </table:table-cell>
          <table:table-cell table:number-columns-repeated="1013"/>
        </table:table-row>
        <table:table-row table:style-name="ro1" table:number-rows-repeated="42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2:48:47.406847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MacOSX_X86_64 LibreOffice_project/2b840030fec2aae0fd2658d8d4f9548af4e3518d</meta:generator>
    <dc:date>2019-09-11T12:49:42.508587364</dc:date>
    <meta:editing-duration>PT55S</meta:editing-duration>
    <meta:editing-cycles>1</meta:editing-cycles>
    <meta:document-statistic meta:table-count="1" meta:cell-count="6347" meta:object-count="0"/>
  </office:meta>
</office:document-meta>
</file>